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95e" officeooo:paragraph-rsid="000f795e"/>
    </style:style>
    <style:style style:name="P2" style:family="paragraph" style:parent-style-name="Standard">
      <style:text-properties officeooo:rsid="000f795e" officeooo:paragraph-rsid="001152fa"/>
    </style:style>
    <style:style style:name="P3" style:family="paragraph" style:parent-style-name="Standard">
      <style:text-properties officeooo:rsid="000f795e" officeooo:paragraph-rsid="00174b11"/>
    </style:style>
    <style:style style:name="P4" style:family="paragraph" style:parent-style-name="Standard">
      <style:text-properties officeooo:rsid="000f795e" officeooo:paragraph-rsid="001a48fa"/>
    </style:style>
    <style:style style:name="P5" style:family="paragraph" style:parent-style-name="Standard">
      <style:text-properties fo:font-weight="bold" officeooo:rsid="000f795e" officeooo:paragraph-rsid="000f795e" style:font-weight-asian="bold" style:font-weight-complex="bold"/>
    </style:style>
    <style:style style:name="P6" style:family="paragraph" style:parent-style-name="Standard">
      <style:text-properties fo:font-style="italic" officeooo:rsid="00105674" officeooo:paragraph-rsid="00105674" style:font-style-asian="italic" style:font-style-complex="italic"/>
    </style:style>
    <style:style style:name="P7" style:family="paragraph" style:parent-style-name="Standard">
      <style:text-properties fo:font-style="italic" officeooo:rsid="001623af" officeooo:paragraph-rsid="001623af" style:font-style-asian="italic" style:font-style-complex="italic"/>
    </style:style>
    <style:style style:name="P8" style:family="paragraph" style:parent-style-name="Standard">
      <style:text-properties fo:font-style="italic" officeooo:rsid="000f795e" officeooo:paragraph-rsid="001623af" style:font-style-asian="italic" style:font-style-complex="italic"/>
    </style:style>
    <style:style style:name="P9" style:family="paragraph" style:parent-style-name="Standard">
      <style:text-properties fo:font-style="italic" officeooo:rsid="0018f06a" officeooo:paragraph-rsid="0018f06a" style:font-style-asian="italic" style:font-style-complex="italic"/>
    </style:style>
    <style:style style:name="P10" style:family="paragraph" style:parent-style-name="Standard">
      <style:text-properties fo:font-style="italic" officeooo:rsid="001919e8" officeooo:paragraph-rsid="001919e8" style:font-style-asian="italic" style:font-style-complex="italic"/>
    </style:style>
    <style:style style:name="P11" style:family="paragraph" style:parent-style-name="Standard">
      <style:text-properties fo:font-style="italic" officeooo:rsid="00142d65" officeooo:paragraph-rsid="00142d65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1919e8" officeooo:paragraph-rsid="001919e8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normal" officeooo:rsid="00174b11" officeooo:paragraph-rsid="00174b11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officeooo:rsid="001623af" officeooo:paragraph-rsid="001623af" style:font-style-asian="normal" style:font-style-complex="normal"/>
    </style:style>
    <style:style style:name="P15" style:family="paragraph" style:parent-style-name="Standard">
      <style:text-properties fo:font-style="normal" officeooo:rsid="001919e8" officeooo:paragraph-rsid="001623af" style:font-style-asian="normal" style:font-style-complex="normal"/>
    </style:style>
    <style:style style:name="P16" style:family="paragraph" style:parent-style-name="Standard" style:list-style-name="L1">
      <style:text-properties officeooo:rsid="001623af" officeooo:paragraph-rsid="001a48fa"/>
    </style:style>
    <style:style style:name="P17" style:family="paragraph" style:parent-style-name="Standard">
      <style:text-properties fo:font-weight="normal" officeooo:rsid="001a48fa" officeooo:paragraph-rsid="001a48fa" style:font-weight-asian="normal" style:font-weight-complex="normal"/>
    </style:style>
    <style:style style:name="P18" style:family="paragraph" style:parent-style-name="Standard" style:list-style-name="L2">
      <style:text-properties officeooo:rsid="001152fa" officeooo:paragraph-rsid="001152fa"/>
    </style:style>
    <style:style style:name="P19" style:family="paragraph" style:parent-style-name="Standard" style:list-style-name="L2">
      <style:text-properties officeooo:rsid="001a48fa" officeooo:paragraph-rsid="001a48fa"/>
    </style:style>
    <style:style style:name="P20" style:family="paragraph" style:parent-style-name="Standard" style:list-style-name="L2">
      <style:text-properties fo:font-style="normal" officeooo:rsid="001152fa" officeooo:paragraph-rsid="001152fa" style:font-style-asian="normal" style:font-style-complex="normal"/>
    </style:style>
    <style:style style:name="P21" style:family="paragraph" style:parent-style-name="Standard" style:list-style-name="L2">
      <style:text-properties fo:font-style="normal" officeooo:rsid="00142d65" officeooo:paragraph-rsid="00142d65" style:font-style-asian="normal" style:font-style-complex="normal"/>
    </style:style>
    <style:style style:name="P22" style:family="paragraph" style:parent-style-name="Standard" style:list-style-name="L3">
      <style:text-properties fo:font-style="normal" officeooo:rsid="00174b11" officeooo:paragraph-rsid="00174b11" style:font-style-asian="normal" style:font-style-complex="normal"/>
    </style:style>
    <style:style style:name="P23" style:family="paragraph" style:parent-style-name="Standard" style:list-style-name="L3">
      <style:text-properties fo:font-style="normal" fo:font-weight="normal" officeooo:rsid="001623af" officeooo:paragraph-rsid="001623af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italic" officeooo:rsid="00174b11" officeooo:paragraph-rsid="00174b11" style:font-style-asian="italic" style:font-style-complex="italic"/>
    </style:style>
    <style:style style:name="P25" style:family="paragraph" style:parent-style-name="Standard">
      <style:text-properties fo:font-style="italic" officeooo:rsid="00105674" officeooo:paragraph-rsid="00105674" style:font-style-asian="italic" style:font-style-complex="italic"/>
    </style:style>
    <style:style style:name="P26" style:family="paragraph" style:parent-style-name="Standard" style:list-style-name="L1">
      <style:text-properties fo:font-style="italic" fo:font-weight="normal" officeooo:rsid="001623af" officeooo:paragraph-rsid="00174b11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officeooo:rsid="000f795e" officeooo:paragraph-rsid="001f89e6"/>
    </style:style>
    <style:style style:name="T1" style:family="text">
      <style:text-properties officeooo:rsid="0010567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5674"/>
    </style:style>
    <style:style style:name="T4" style:family="text">
      <style:text-properties style:text-underline-style="solid" style:text-underline-width="auto" style:text-underline-color="font-color" fo:font-weight="bold" officeooo:rsid="001a02d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81bf" style:font-style-asian="italic" style:font-style-complex="italic"/>
    </style:style>
    <style:style style:name="T7" style:family="text">
      <style:text-properties fo:font-style="italic" officeooo:rsid="00134c2c" style:font-style-asian="italic" style:font-style-complex="italic"/>
    </style:style>
    <style:style style:name="T8" style:family="text">
      <style:text-properties fo:font-style="italic" officeooo:rsid="001a48fa" style:font-style-asian="italic" style:font-style-complex="italic"/>
    </style:style>
    <style:style style:name="T9" style:family="text">
      <style:text-properties fo:font-style="italic" officeooo:rsid="001e4dcc" style:font-style-asian="italic" style:font-style-complex="italic"/>
    </style:style>
    <style:style style:name="T10" style:family="text">
      <style:text-properties fo:font-style="italic" officeooo:rsid="001ed0c7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officeooo:rsid="001ed0c7" fo:background-color="#ffff00" loext:char-shading-value="0" style:font-style-asian="italic" style:font-style-complex="italic"/>
    </style:style>
    <style:style style:name="T13" style:family="text">
      <style:text-properties fo:font-style="italic" officeooo:rsid="001ed0c7" fo:background-color="#ffff00" loext:char-shading-value="0" style:font-style-asian="italic" style:font-style-complex="italic"/>
    </style:style>
    <style:style style:name="T14" style:family="text">
      <style:text-properties officeooo:rsid="001281bf"/>
    </style:style>
    <style:style style:name="T15" style:family="text">
      <style:text-properties officeooo:rsid="00134c2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f06a" style:font-style-asian="normal" style:font-style-complex="normal"/>
    </style:style>
    <style:style style:name="T18" style:family="text">
      <style:text-properties fo:font-style="normal" officeooo:rsid="00212597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623a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officeooo:rsid="0018f06a" style:font-style-asian="normal" style:font-weight-asian="bold" style:font-style-complex="normal" style:font-weight-complex="bold"/>
    </style:style>
    <style:style style:name="T22" style:family="text">
      <style:text-properties officeooo:rsid="001623af"/>
    </style:style>
    <style:style style:name="T23" style:family="text">
      <style:text-properties fo:font-weight="bold" officeooo:rsid="001623af" style:font-weight-asian="bold" style:font-weight-complex="bold"/>
    </style:style>
    <style:style style:name="T24" style:family="text">
      <style:text-properties fo:font-weight="bold" officeooo:rsid="001a48fa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623af" style:font-weight-asian="normal" style:font-weight-complex="normal"/>
    </style:style>
    <style:style style:name="T27" style:family="text">
      <style:text-properties fo:font-weight="normal" officeooo:rsid="001a48fa" style:font-weight-asian="normal" style:font-weight-complex="normal"/>
    </style:style>
    <style:style style:name="T28" style:family="text">
      <style:text-properties fo:font-weight="normal" officeooo:rsid="001f89e6" style:font-weight-asian="normal" style:font-weight-complex="normal"/>
    </style:style>
    <style:style style:name="T29" style:family="text">
      <style:text-properties officeooo:rsid="0018f06a"/>
    </style:style>
    <style:style style:name="T30" style:family="text">
      <style:text-properties officeooo:rsid="001919e8"/>
    </style:style>
    <style:style style:name="T31" style:family="text">
      <style:text-properties officeooo:rsid="001a02d4"/>
    </style:style>
    <style:style style:name="T32" style:family="text">
      <style:text-properties officeooo:rsid="001a48fa"/>
    </style:style>
    <style:style style:name="T33" style:family="text">
      <style:text-properties style:text-position="0% 100%" fo:font-weight="bold" officeooo:rsid="001a48fa" style:font-weight-asian="bold" style:font-weight-complex="bold"/>
    </style:style>
    <style:style style:name="T34" style:family="text">
      <style:text-properties officeooo:rsid="001b242b"/>
    </style:style>
    <style:style style:name="T35" style:family="text">
      <style:text-properties officeooo:rsid="001ce732"/>
    </style:style>
    <style:style style:name="T36" style:family="text">
      <style:text-properties officeooo:rsid="00212597"/>
    </style:style>
    <style:style style:name="T37" style:family="text">
      <style:text-properties fo:color="#800000" fo:font-style="normal" officeooo:rsid="00212597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filtering of the meshes:</text:p>
      <text:p text:style-name="P1"/>
      <text:p text:style-name="P6">Before decimation:</text:p>
      <text:p text:style-name="P6">- <text:span text:style-name="T37">It might be necessary to split the mesh and clean elements separately.</text:span></text:p>
      <text:p text:style-name="P3">- <text:span text:style-name="T33">Selection</text:span><text:span text:style-name="T26">→ </text:span><text:span text:style-name="T27">Select non Manifold Edges</text:span></text:p>
      <text:p text:style-name="P3"><text:span text:style-name="T27">- </text:span><text:span text:style-name="T24">Selection</text:span><text:span text:style-name="T27">→ Delete selected vertices</text:span></text:p>
      <text:p text:style-name="P27"><text:span text:style-name="T27">- </text:span><text:span text:style-name="T24">Selection</text:span><text:span text:style-name="T27">→ </text:span><text:span text:style-name="T28">Select non Manifold Vertices</text:span></text:p>
      <text:p text:style-name="P27"><text:span text:style-name="T27">- </text:span><text:span text:style-name="T24">Selection</text:span><text:span text:style-name="T27">→ Delete selected vertices</text:span></text:p>
      <text:p text:style-name="P27"><text:span text:style-name="T27">- </text:span><text:span text:style-name="T24">Quality Measure and Computation</text:span><text:span text:style-name="T27"> →Compute Topological Measures</text:span></text:p>
      <text:p text:style-name="P27"><text:span text:style-name="T27">- </text:span><text:span text:style-name="T24">Selection</text:span><text:span text:style-name="T27">→ Delete selected vertices</text:span></text:p>
      <text:p text:style-name="P4"><text:span text:style-name="T27">- </text:span><text:span text:style-name="T23">Remeshing, Simplification and Reconstruction </text:span><text:span text:style-name="T26">→ </text:span><text:span text:style-name="T27">Close Holes</text:span></text:p>
      <text:list xml:id="list2531704286209312807" text:style-name="L1">
        <text:list-item>
          <text:p text:style-name="P16"><text:span text:style-name="T32">30mm</text:span> used.</text:p>
        </text:list-item>
      </text:list>
      <text:p text:style-name="P4">- <text:span text:style-name="T23">Cleaning and repairing </text:span><text:span text:style-name="T26">→</text:span><text:span text:style-name="T27">Remove Unreferenced Vertices</text:span></text:p>
      <text:p text:style-name="P4"><text:bookmark-start text:name="__DdeLink__186_505313921"/><text:span text:style-name="T27">- </text:span><text:span text:style-name="T24">Quality Measure and Computation</text:span><text:span text:style-name="T27"> →Compute Geometric Measures</text:span><text:bookmark-end text:name="__DdeLink__186_505313921"/></text:p>
      <text:p text:style-name="P4"><text:span text:style-name="T27">- </text:span><text:span text:style-name="T24">Quality Measure and Computation</text:span><text:span text:style-name="T27"> →Compute Topological Measures</text:span></text:p>
      <text:p text:style-name="P17"/>
      <text:p text:style-name="P17"/>
      <text:p text:style-name="P6">Decimation:</text:p>
      <text:p text:style-name="P1">- <text:span text:style-name="T23">Remeshing, Simplification and Reconstruction </text:span><text:span text:style-name="T26">→ </text:span><text:span text:style-name="T1">Simplification: Quadric edge collapse decimation</text:span></text:p>
      <text:p text:style-name="P2"><text:tab/><text:span text:style-name="T3">Comments:</text:span><text:span text:style-name="T1"> it is only possible to choose number of faces, not vertices. A loop will be <text:tab/>applied to repeat until the the given number is obtained. Can be used with Percentage reduction to get the correct number of vertices (6 relevant places!)</text:span></text:p>
      <text:list xml:id="list8968645269687738577" text:style-name="L2">
        <text:list-item>
          <text:p text:style-name="P18">Percentage reduction: <text:span text:style-name="T5">to be computed, </text:span><text:span text:style-name="T9">in case_01: 0.050486</text:span></text:p>
        </text:list-item>
        <text:list-item>
          <text:p text:style-name="P19"><text:span text:style-name="T16">Quality threshold</text:span><text:span text:style-name="T5">: 1.0</text:span></text:p>
        </text:list-item>
        <text:list-item>
          <text:p text:style-name="P20">Preserve Boundary of the mesh: <text:span text:style-name="T5">Off</text:span></text:p>
        </text:list-item>
        <text:list-item>
          <text:p text:style-name="P20">Preserve Normal:<text:span text:style-name="T5"> On</text:span></text:p>
        </text:list-item>
        <text:list-item>
          <text:p text:style-name="P20">Preserve Topolog<text:span text:style-name="T14">y:</text:span><text:span text:style-name="T6"> </text:span><text:span text:style-name="T7">On</text:span></text:p>
        </text:list-item>
        <text:list-item>
          <text:p text:style-name="P21"><text:span text:style-name="T15">O</text:span>ptimal position of simplified vertices:<text:span text:style-name="T5"> On</text:span></text:p>
        </text:list-item>
        <text:list-item>
          <text:p text:style-name="P21">Weighted Simplification:<text:span text:style-name="T5"> O</text:span><text:span text:style-name="T8">ff</text:span></text:p>
        </text:list-item>
        <text:list-item>
          <text:p text:style-name="P21">Planar Simplification: <text:span text:style-name="T5">On</text:span></text:p>
        </text:list-item>
        <text:list-item>
          <text:p text:style-name="P21">Post-simplification cleaning:<text:span text:style-name="T5"> </text:span><text:span text:style-name="T13">Off</text:span></text:p>
        </text:list-item>
        <text:list-item>
          <text:p text:style-name="P21">Simplify only selected faces: <text:span text:style-name="T5">Off</text:span></text:p>
        </text:list-item>
      </text:list>
      <text:p text:style-name="P11"/>
      <text:p text:style-name="P12">TODO:</text:p>
      <text:p text:style-name="P14"><text:span text:style-name="T2">The point correspondence must be established between meshes</text:span>, then they can be applied to the atlas class.</text:p>
      <text:p text:style-name="P15"/>
      <text:p text:style-name="P7">Remeshing:</text:p>
      <text:p text:style-name="P7">- <text:span text:style-name="T31">Clean the non manifold vertexes with selection of non manifold edges and deletion (filter doesn’t work!) then fill holes and check the geometry and topology. </text:span><text:span text:style-name="T4">SAVE!</text:span></text:p>
      <text:p text:style-name="P7">- <text:span text:style-name="T30">Use one of the subdivision filters – all except midpoint and catmull-clark (former is VTK version of it and latter builds quads)</text:span></text:p>
      <text:p text:style-name="P7">- <text:span text:style-name="T34">Results:</text:span></text:p>
      <text:p text:style-name="P7">- <text:span text:style-name="T34">LS3 loop works better than loop</text:span></text:p>
      <text:p text:style-name="P7">- <text:span text:style-name="T34">Setting the length to 0 yields good results</text:span></text:p>
      <text:p text:style-name="P7">- <text:span text:style-name="T34">Enhanced regularization helps</text:span></text:p>
      <text:p text:style-name="P7">- <text:span text:style-name="T35">It is poossible to select the faces with concrete edge lengths to run decimation on them. With a proper threshold, it could lead to nice and uniform meshes.</text:span></text:p>
      <text:p text:style-name="P7">- <text:span text:style-name="T34">Butterfly creates patches on length 0, but it works nicely on 2</text:span></text:p>
      <text:p text:style-name="P10">- Use the Hausdorff distance to estimate quality and choose the best solution</text:p>
      <text:p text:style-name="P8"><text:soft-page-break/>- <text:span text:style-name="T21">Remeshing, Simplification and Reconstruction </text:span><text:span text:style-name="T29">→ </text:span><text:span text:style-name="T17">Laplacian smooth (surface preserve):</text:span></text:p>
      <text:p text:style-name="P8">- <text:span text:style-name="T30">play with angle and number of iterations</text:span></text:p>
      <text:p text:style-name="P8"/>
      <text:p text:style-name="P9">Old</text:p>
      <text:p text:style-name="P8">- <text:span text:style-name="T23">Remeshing, Simplification and Reconstruction </text:span><text:span text:style-name="T26">→ </text:span><text:span text:style-name="T20">Uniform Mesh Resampling</text:span></text:p>
      <text:list xml:id="list9117707119878122636" text:style-name="L3">
        <text:list-item>
          <text:p text:style-name="P23">Precision ‘world unit’: 0.5 (mm)</text:p>
        </text:list-item>
        <text:list-item>
          <text:p text:style-name="P23">Offset ‘world unit’: 0</text:p>
        </text:list-item>
        <text:list-item>
          <text:p text:style-name="P24"><text:span text:style-name="T19">Clean Vertices: </text:span><text:span text:style-name="T25">On</text:span></text:p>
        </text:list-item>
        <text:list-item>
          <text:p text:style-name="P22"><text:span text:style-name="T25">Discretize: </text:span><text:span text:style-name="T11">Off</text:span></text:p>
        </text:list-item>
        <text:list-item>
          <text:p text:style-name="P22"><text:span text:style-name="T25">Multisample: </text:span><text:span text:style-name="T11">On</text:span></text:p>
        </text:list-item>
        <text:list-item>
          <text:p text:style-name="P22"><text:span text:style-name="T25">Absolute Distance: </text:span><text:span text:style-name="T11">Off</text:span></text:p>
        </text:list-item>
      </text:list>
      <text:p text:style-name="P13"/>
      <text:p text:style-name="P13">Cleaning resampled mesh:</text:p>
      <text:p text:style-name="P3">- <text:span text:style-name="T23">Cleaning and repairing </text:span><text:span text:style-name="T26">→ R</text:span><text:span text:style-name="T25">emove</text:span> <text:span text:style-name="T22">I</text:span>solated <text:span text:style-name="T22">Pieces</text:span> (<text:span text:style-name="T22">wrt Diameter</text:span>)</text:p>
      <text:list xml:id="list220006203905796" text:continue-list="list2531704286209312807" text:style-name="L1">
        <text:list-item>
          <text:p text:style-name="P26">10% used, might be smaller if mesh is divided into segments.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49:32.842350306</meta:creation-date>
    <dc:date>2018-11-27T22:00:04.586617082</dc:date>
    <meta:editing-duration>PT12H45M5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419" meta:character-count="2611" meta:non-whitespace-character-count="2259"/>
  </office:meta>
</office:document-meta>
</file>